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2" style:family="graphic" style:parent-style-name="standard">
      <style:graphic-properties svg:stroke-width="0.05cm" svg:stroke-color="#000000" draw:marker-start-width="0.28cm" draw:marker-end-width="0.28cm" draw:fill="solid" draw:fill-color="#999999" draw:opacity="15%" draw:textarea-horizontal-align="justify" draw:textarea-vertical-align="middle" draw:auto-grow-height="false" fo:min-height="0.408cm" fo:min-width="2.102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ff" draw:marker-start-width="0.28cm" draw:marker-end-width="0.28cm" draw:fill="none" draw:textarea-horizontal-align="justify" draw:textarea-vertical-align="middle" draw:auto-grow-height="false" fo:min-height="5.18cm" fo:min-width="2.102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ff0000" draw:marker-start-width="0.28cm" draw:marker-end-width="0.28cm" draw:fill="solid" draw:fill-color="#ff0000" draw:opacity="15%" draw:textarea-horizontal-align="justify" draw:textarea-vertical-align="middle" draw:auto-grow-height="false" fo:min-height="5.18cm" fo:min-width="0.158cm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-color="#808080" draw:opacity="15%" draw:opacity-name="" draw:textarea-horizontal-align="justify" draw:textarea-vertical-align="middle" draw:auto-grow-height="false" fo:min-height="1.01cm" fo:min-width="2.892cm"/>
    </style:style>
    <style:style style:name="gr6" style:family="graphic" style:parent-style-name="standard">
      <style:graphic-properties draw:stroke="none" draw:fill-color="#ff0000" draw:opacity="15%" draw:opacity-name="" draw:textarea-horizontal-align="justify" draw:textarea-vertical-align="middle" draw:auto-grow-height="false" fo:min-height="0.454cm" fo:min-width="1.475cm"/>
    </style:style>
    <style:style style:name="gr7" style:family="graphic" style:parent-style-name="standard">
      <style:graphic-properties draw:stroke="none" draw:fill-color="#0000ff" draw:opacity="15%" draw:opacity-name="" draw:textarea-horizontal-align="justify" draw:textarea-vertical-align="middle" draw:auto-grow-height="false" fo:min-height="4.391cm" fo:min-width="1.374cm"/>
    </style:style>
    <style:style style:name="gr8" style:family="graphic" style:parent-style-name="objectwithoutfill">
      <style:graphic-properties svg:stroke-width="0.03cm" svg:stroke-color="#000000" draw:marker-start-width="0.25cm" draw:marker-end="Linienspitzen_20_1" draw:marker-end-width="0.25cm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dash" draw:stroke-dash="Dash_20__28_Rounded_29_" svg:stroke-width="0.03cm" svg:stroke-color="#000000" draw:marker-start-width="0.25cm" draw:marker-end-width="0.25cm" svg:stroke-linecap="round" draw:fill="none" draw:textarea-horizontal-align="justify" draw:textarea-vertical-align="middle" draw:auto-grow-height="false" fo:min-height="0.216cm" fo:min-width="1.33cm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5cm" svg:stroke-color="#000000" draw:marker-start-width="0.28cm" draw:marker-end="Linienspitzen_20_2" draw:marker-end-width="0.2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color="#000000" draw:fill="none" draw:textarea-vertical-align="middle"/>
    </style:style>
    <style:style style:name="gr12" style:family="graphic" style:parent-style-name="standard">
      <style:graphic-properties draw:stroke="none" draw:fill-color="#808080" draw:opacity="15%" draw:opacity-name="" draw:textarea-horizontal-align="justify" draw:textarea-vertical-align="middle" draw:auto-grow-height="false" fo:min-height="0.852cm" fo:min-width="2.436cm"/>
    </style:style>
    <style:style style:name="gr13" style:family="graphic" style:parent-style-name="standard">
      <style:graphic-properties draw:stroke="none" draw:fill-color="#ff0000" draw:opacity="15%" draw:opacity-name="" draw:textarea-horizontal-align="justify" draw:textarea-vertical-align="middle" draw:auto-grow-height="false" fo:min-height="0.945cm" fo:min-width="2.107cm"/>
    </style:style>
    <style:style style:name="gr14" style:family="graphic" style:parent-style-name="standard">
      <style:graphic-properties draw:stroke="none" draw:fill-color="#0000ff" draw:opacity="15%" draw:opacity-name="" draw:textarea-horizontal-align="justify" draw:textarea-vertical-align="middle" draw:auto-grow-height="false" fo:min-height="3.6cm" fo:min-width="1.35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solid" draw:fill-color="#999999" draw:opacity="15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0000" draw:opacity="15%"/>
      <style:paragraph-properties fo:text-align="center"/>
    </style:style>
    <style:style style:name="P5" style:family="paragraph">
      <loext:graphic-properties draw:fill-color="#808080" draw:opacity="15%"/>
      <style:paragraph-properties fo:text-align="center"/>
    </style:style>
    <style:style style:name="P6" style:family="paragraph">
      <loext:graphic-properties draw:fill-color="#ff0000" draw:opacity="15%"/>
      <style:paragraph-properties fo:text-align="center"/>
    </style:style>
    <style:style style:name="P7" style:family="paragraph">
      <loext:graphic-properties draw:fill-color="#0000ff" draw:opacity="15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svg:title>TexMaths</svg:title>
            <svg:desc>16§latex§$$
\vec{r}_{\rho_{\hat{n}}}
$$§svg§600§TRUE§</svg:desc>
            <draw:g>
              <draw:path draw:style-name="gr1" draw:text-style-name="P1" draw:layer="layout" svg:width="0.246cm" svg:height="0.109cm" svg:x="0.641cm" svg:y="4.31cm" svg:viewBox="0 0 247 110" svg:d="M198 67c-6 6-26 22-26 32 0 6 7 11 12 11 4 0 8-3 11-6 6-8 19-24 43-37 5-2 9-5 9-11 0-7-3-10-8-11-11-10-17-19-22-32-2-5-3-13-11-13s-11 8-11 11 5 21 12 34c-62 0-125 0-188 0-9 0-19 0-19 11s10 11 19 11c60 0 119 0 179 0z">
                <text:p/>
              </draw:path>
              <draw:path draw:style-name="gr1" draw:text-style-name="P1" draw:layer="layout" svg:width="0.227cm" svg:height="0.253cm" svg:x="0.572cm" svg:y="4.461cm" svg:viewBox="0 0 228 254" svg:d="M34 214c-2 9-5 22-5 24 0 11 8 16 16 16 6 0 17-5 20-16 2-2 21-79 23-88 5-19 14-58 17-73 4-7 19-34 32-45 5-5 21-19 45-19 14 0 22 6 24 6-18 3-29 16-29 30 0 10 6 21 21 21s30-13 30-33c0-19-17-37-46-37-37 0-61 27-72 43-5-25-24-43-51-43-25 0-37 22-41 32-10 19-18 53-18 54 0 6 6 6 8 6 5 0 5-1 10-12 9-40 20-67 39-67 10 0 18 5 18 25 0 11-2 18-10 47-10 43-21 86-31 129z">
                <text:p/>
              </draw:path>
              <draw:path draw:style-name="gr1" draw:text-style-name="P1" draw:layer="layout" svg:width="0.199cm" svg:height="0.256cm" svg:x="0.829cm" svg:y="4.619cm" svg:viewBox="0 0 200 257" svg:d="M2 236c-2 6-1 5-2 8 0 10 6 13 13 13 14 0 17-11 21-24 4-21 15-66 19-80 4 5 17 24 44 24 50 0 103-53 103-110 0-41-28-67-63-67-38 0-84 35-99 89-12 49-24 98-36 147zM96 166c-29 0-37-29-37-34 0-1 2-9 3-14 11-48 15-57 26-75 14-21 33-32 49-32s31 11 31 40c0 18-10 62-23 81-17 27-36 34-49 34z">
                <text:p/>
              </draw:path>
              <draw:path draw:style-name="gr1" draw:text-style-name="P1" draw:layer="layout" svg:width="0.093cm" svg:height="0.045cm" svg:x="1.118cm" svg:y="4.658cm" svg:viewBox="0 0 94 46" svg:d="M46 0c-15 12-31 24-46 37 2 3 4 6 6 9 14-9 27-18 40-27 14 9 28 18 42 27 2-3 4-6 6-9-16-13-32-25-48-37z">
                <text:p/>
              </draw:path>
              <draw:path draw:style-name="gr1" draw:text-style-name="P1" draw:layer="layout" svg:width="0.195cm" svg:height="0.127cm" svg:x="1.067cm" svg:y="4.728cm" svg:viewBox="0 0 196 128" svg:d="M29 97c-2 7-3 13-5 19 0 7 6 12 11 12s10-4 13-10c1-2 5-14 6-22 10-37 7-26 10-39 3-8 24-47 57-47 15 0 21 8 21 20 0 16-13 45-19 61-2 3-3 6-3 11 0 14 14 26 32 26 28 0 44-37 44-45 0-3-4-3-6-3-5 0-5 1-6 6-5 18-18 32-32 32-7 0-8-5-8-11 0-7 1-8 3-15 5-11 17-43 17-59 0-20-14-33-41-33-26 0-43 16-53 29-1-24-24-29-33-29-29 0-25 29-37 43 0 5 5 5 6 5 5 0 5-2 7-5 5-17 11-33 22-33 10 0 11 9 11 16 0 3-3 14-5 20-1 8-4 19-6 26-2 8-4 17-6 25z">
                <text:p/>
              </draw:path>
            </draw:g>
          </draw:g>
          <draw:custom-shape draw:style-name="gr2" draw:text-style-name="P2" draw:layer="layout" svg:width="3.75cm" svg:height="1cm" svg:x="3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3.75cm" svg:height="7.75cm" svg:x="3cm" svg:y="3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cm" svg:height="7.75cm" svg:x="4.36cm" svg:y="3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5" draw:text-style-name="P5" draw:layer="layout" svg:width="5.6cm" svg:height="2.078cm" draw:transform="rotate (-0.628318530717959) translate (6.08cm 5.356cm)">
              <text:p/>
              <draw:enhanced-geometry svg:viewBox="0 0 21600 21600" draw:glue-points="?f6 0 10800 ?f8 ?f11 10800 ?f9 21600 10800 ?f10 ?f5 10800" draw:text-areas="?f3 ?f3 ?f4 ?f4" draw:type="parallelogram" draw:modifiers="4539.04659882164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6" draw:layer="layout" svg:width="6.273cm" svg:height="2.236cm" draw:transform="skewX (0.0349065850398866) rotate (0.436157780073383) translate (3.988cm 4.964cm)">
              <text:p/>
              <draw:enhanced-geometry svg:viewBox="0 0 21600 21600" draw:glue-points="?f6 0 10800 ?f8 ?f11 10800 ?f9 21600 10800 ?f10 ?f5 10800" draw:text-areas="?f3 ?f3 ?f4 ?f4" draw:type="parallelogram" draw:modifiers="13563.3916554509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7" draw:text-style-name="P7" draw:layer="layout" svg:width="1.874cm" svg:height="4.641cm" draw:transform="skewX (-0.00122173047639608) rotate (-0.628493063643158) translate (6.064cm 2.212cm)">
              <text:p/>
              <draw:enhanced-geometry svg:viewBox="0 0 21600 21600" draw:type="rectangle" draw:enhanced-path="M 0 0 L 21600 0 21600 21600 0 21600 0 0 Z N"/>
            </draw:custom-shape>
            <draw:line draw:style-name="gr8" draw:text-style-name="P3" draw:layer="layout" svg:x1="2.997cm" svg:y1="5.682cm" svg:x2="8.458cm" svg:y2="9.65cm">
              <text:p/>
            </draw:line>
            <draw:line draw:style-name="gr8" draw:text-style-name="P3" draw:layer="layout" svg:x1="3.906cm" svg:y1="8.289cm" svg:x2="7.874cm" svg:y2="2.828cm">
              <text:p/>
            </draw:line>
            <draw:line draw:style-name="gr8" draw:text-style-name="P3" draw:layer="layout" svg:x1="3.88cm" svg:y1="7.453cm" svg:x2="8.13cm" svg:y2="5.5cm">
              <text:p/>
            </draw:line>
          </draw:g>
          <draw:custom-shape draw:style-name="gr9" draw:text-style-name="P3" draw:layer="layout" svg:width="2.63cm" svg:height="0.7cm" svg:x="3.561cm" svg:y="3.9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3" draw:layer="layout" svg:x1="4.85cm" svg:y1="7cm" svg:x2="4.1cm" svg:y2="4.58cm">
            <text:p/>
          </draw:line>
          <draw:line draw:style-name="gr11" draw:text-style-name="P3" draw:layer="layout" svg:x1="4.25cm" svg:y1="5cm" svg:x2="0.5cm" svg:y2="5cm">
            <text:p/>
          </draw:line>
          <draw:g>
            <svg:title>TexMaths</svg:title>
            <svg:desc>16§latex§$$
K
$$§svg§600§TRUE§</svg:desc>
            <draw:g>
              <draw:path draw:style-name="gr1" draw:text-style-name="P1" draw:layer="layout" svg:width="0.474cm" svg:height="0.38cm" svg:x="0.574cm" svg:y="2.012cm" svg:viewBox="0 0 475 381" svg:d="M263 156c0-1-3-6-3-8 0-1 11-9 16-12 33-26 66-52 99-77 52-38 73-40 91-41 4-2 9-2 9-12 0-3-2-6-6-6-13 0-26 2-40 2-19 0-42-2-62-2-4 0-10 0-10 11 0 3 3 5 6 7 13 1 18 3 18 11 0 9-18 24-21 25-72 56-144 112-217 168 15-60 30-119 45-179 5-21 6-25 46-25 15 0 19 0 19-12 0-4-4-6-7-6-16 0-56 2-72 2s-56-2-72-2c-3 0-11 0-11 11 0 7 5 7 16 7 8 0 17 0 25 1 8 0 11 2 11 8 0 3 0 5-1 11-25 100-50 200-75 300-6 21-6 25-51 25-10 0-16 0-16 12 0 6 6 6 10 6 14 0 54-2 70-2 11 0 24 0 35 0 13 0 25 2 36 2 5 0 12 0 12-11 0-7-5-7-16-7-21 0-35 0-35-9 0-5 3-16 4-26 8-28 15-57 23-86 27-21 55-43 83-65 21 50 42 100 63 150 8 16 8 16 8 19 0 17-24 17-30 17-5 0-11 0-11 12 0 6 6 6 8 6 22 0 44-2 67-2 13 0 43 2 56 2 1 0 9 0 9-11 0-7-6-7-11-7-22 0-30-4-38-25-27-61-53-121-80-182z">
                <text:p/>
              </draw:path>
            </draw:g>
          </draw:g>
          <draw:g>
            <svg:title>TexMaths</svg:title>
            <svg:desc>16§latex§$$
\widetilde{K}
$$§svg§600§TRUE§</svg:desc>
            <draw:g>
              <draw:path draw:style-name="gr1" draw:text-style-name="P1" draw:layer="layout" svg:width="0.308cm" svg:height="0.063cm" svg:x="11.688cm" svg:y="1.913cm" svg:viewBox="0 0 309 64" svg:d="M303 0c-29 22-57 40-86 40-23 0-38-10-58-21-16-9-33-19-55-19-15 0-29 5-42 10-11 6-22 12-32 20s-20 16-30 24c3 3 5 7 8 10 27-22 57-40 86-40 22 0 38 10 57 21 16 9 34 19 56 19 15 0 29-5 42-10 11-6 22-12 32-20 9-8 19-16 28-24-2-4-4-7-6-10z">
                <text:p/>
              </draw:path>
              <draw:path draw:style-name="gr1" draw:text-style-name="P1" draw:layer="layout" svg:width="0.474cm" svg:height="0.382cm" svg:x="11.576cm" svg:y="2.076cm" svg:viewBox="0 0 475 383" svg:d="M263 156c0-1-3-6-3-8 5-4 11-8 16-12 33-25 66-50 99-75 52-39 73-42 91-43 4 0 9 0 9-12 0-1-2-6-6-6-13 0-26 2-40 2-19 0-42-2-62-2-4 0-10 0-10 11 0 5 3 7 6 7 13 1 18 4 18 12 0 10-18 23-21 26-72 56-144 112-217 168 15-61 30-121 45-181 5-19 6-25 46-25 15 0 19 0 19-12 0-4-4-6-7-6-16 0-56 2-72 2s-56-2-72-2c-3 0-11 0-11 11 0 7 5 7 16 7 8 0 17 1 25 1 8 2 11 3 11 10 0 1 0 3-1 9-25 101-50 201-75 302-6 21-6 26-51 26-10 0-16 0-16 11 0 6 6 6 10 6 14 0 54-1 70-1 11 0 24 0 35 0 13 0 25 1 36 1 5 0 12 0 12-11 0-6-5-6-16-6-21 0-35 0-35-10 0-5 3-16 4-26 8-28 15-57 23-87 27-22 55-43 83-64 21 50 42 100 63 150 8 14 8 16 8 19 0 18-24 18-30 18-5 0-11 0-11 11 0 6 6 6 8 6 22 0 44-1 67-1 13 0 43 1 56 1 1 0 9 0 9-11 0-6-6-6-11-6-22 0-30-5-38-26-27-61-53-122-80-184z">
                <text:p/>
              </draw:path>
            </draw:g>
          </draw:g>
          <draw:g>
            <svg:title>TexMaths</svg:title>
            <svg:desc>16§latex§$x$§svg§600§TRUE§</svg:desc>
            <draw:g>
              <draw:path draw:style-name="gr1" draw:text-style-name="P1" draw:layer="layout" svg:width="0.276cm" svg:height="0.25cm" svg:x="7.677cm" svg:y="9.515cm" svg:viewBox="0 0 277 251" svg:d="M170 78c4-14 16-65 55-65 3 0 15 0 28 6-16 3-27 18-27 30 0 10 7 19 21 19 13 0 30-9 30-31 0-29-33-37-51-37-33 0-52 29-59 43-14-38-44-43-60-43-58 0-89 71-89 86 0 5 4 5 6 5 5 0 6 0 8-7 19-59 56-71 73-71 11 0 30 4 30 36 0 18-9 54-30 132-8 35-27 57-52 57-4 0-16 0-28-6 15-3 26-14 26-30 0-15-11-19-21-19-16 0-30 14-30 31 0 26 29 37 53 37 36 0 57-38 58-43 7 21 26 43 59 43 58 0 90-71 90-86 0-5-5-5-7-5-5 0-6 2-8 7-17 59-55 71-73 71-22 0-30-17-30-36 0-11 3-24 9-48 7-25 13-51 19-76z">
                <text:p/>
              </draw:path>
            </draw:g>
          </draw:g>
          <draw:g>
            <svg:title>TexMaths</svg:title>
            <svg:desc>16§latex§$y$§svg§600§TRUE§</svg:desc>
            <draw:g>
              <draw:path draw:style-name="gr1" draw:text-style-name="P1" draw:layer="layout" svg:width="0.257cm" svg:height="0.361cm" svg:x="7.778cm" svg:y="5.916cm" svg:viewBox="0 0 258 362" svg:d="M255 35c3-8 3-9 3-14 0-10-8-15-16-15-6 0-14 4-20 12 0 3-5 20-8 30-4 14-7 30-12 45-7 33-15 67-23 100-4 10-28 48-64 48-29 0-35-24-35-45 0-25 9-60 28-110 10-22 12-29 12-40 0-25-18-46-45-46-54 0-75 81-75 86 0 7 6 7 8 7 5 0 5-2 8-12 16-52 38-68 57-68 4 0 13 0 13 17 0 15-5 29-9 40-23 59-32 91-32 117 0 49 35 67 68 67 21 0 40-10 56-26-6 29-14 56-37 86-14 19-35 35-60 35-8 0-34-1-43-24 9 0 16 0 24-6 6-5 11-13 11-22 0-18-15-19-21-19-13 0-30 8-30 35 0 28 24 49 59 49 57 0 115-51 130-115 18-70 36-141 53-212z">
                <text:p/>
              </draw:path>
            </draw:g>
          </draw:g>
          <draw:g>
            <svg:title>TexMaths</svg:title>
            <svg:desc>16§latex§$z$§svg§600§TRUE§</svg:desc>
            <draw:g>
              <draw:path draw:style-name="gr1" draw:text-style-name="P1" draw:layer="layout" svg:width="0.234cm" svg:height="0.25cm" svg:x="7.279cm" svg:y="2.717cm" svg:viewBox="0 0 235 251" svg:d="M49 199c30-32 46-46 67-64 18-16 35-29 54-49 52-51 65-78 65-81 0-5-5-5-6-5-3 0-5 2-8 6-18 27-28 35-41 35-14 0-21-8-29-17-11-13-21-24-38-24-41 0-67 51-67 64 0 3 2 6 6 6 5 0 7-3 7-6 11-26 43-27 47-27 12 0 23 4 35 9 23 8 29 8 43 8-20 24-66 64-78 73-16 15-32 31-49 46-38 37-57 68-57 73s5 5 6 5c5 0 7-2 10-8 13-19 28-33 46-33 13 0 19 4 33 20 10 11 19 21 35 21 56 0 88-70 88-86 0-1-3-5-7-5s-6 4-8 7c-12 36-49 47-66 47-11 0-21-3-34-7-19-7-27-10-38-10-1 0-9 0-16 2z">
                <text:p/>
              </draw:path>
            </draw:g>
          </draw:g>
          <draw:g>
            <svg:title>TexMaths</svg:title>
            <svg:desc>16§latex§$z$§svg§600§TRUE§</svg:desc>
            <draw:g>
              <draw:path draw:style-name="gr1" draw:text-style-name="P1" draw:layer="layout" svg:width="0.234cm" svg:height="0.25cm" svg:x="15.58cm" svg:y="2.218cm" svg:viewBox="0 0 235 251" svg:d="M49 199c30-32 46-46 67-64 18-16 35-29 54-49 52-51 65-78 65-81 0-5-5-5-6-5-3 0-5 2-8 6-18 27-28 35-41 35-14 0-21-8-29-17-11-13-21-24-38-24-41 0-67 51-67 64 0 3 2 6 6 6 5 0 7-3 7-6 11-26 43-27 47-27 12 0 23 4 35 9 23 8 29 8 43 8-20 24-66 64-78 73-16 15-32 31-49 46-38 37-57 68-57 73s5 5 6 5c5 0 7-2 10-8 13-19 28-33 46-33 13 0 19 4 33 20 10 11 19 21 35 21 56 0 88-70 88-86 0-1-3-5-7-5s-6 4-8 7c-12 36-49 47-66 47-11 0-21-3-34-7-19-7-27-10-38-10-1 0-9 0-16 2z">
                <text:p/>
              </draw:path>
            </draw:g>
          </draw:g>
          <draw:g>
            <svg:title>TexMaths</svg:title>
            <svg:desc>16§latex§$y$§svg§600§TRUE§</svg:desc>
            <draw:g>
              <draw:path draw:style-name="gr1" draw:text-style-name="P1" draw:layer="layout" svg:width="0.257cm" svg:height="0.361cm" svg:x="18.481cm" svg:y="4.219cm" svg:viewBox="0 0 258 362" svg:d="M255 35c3-8 3-9 3-14 0-10-8-15-16-15-6 0-14 4-20 12 0 3-5 20-8 30-4 14-7 30-12 45-7 33-15 67-23 100-4 10-28 48-64 48-29 0-35-24-35-45 0-25 9-60 28-110 10-22 12-29 12-40 0-25-18-46-45-46-54 0-75 81-75 86 0 7 6 7 8 7 5 0 5-2 8-12 16-52 38-68 57-68 4 0 13 0 13 17 0 15-5 29-9 40-23 59-32 91-32 117 0 49 35 67 68 67 21 0 40-10 56-26-6 29-14 56-37 86-14 19-35 35-60 35-8 0-34-1-43-24 9 0 16 0 24-6 6-5 11-13 11-22 0-18-15-19-21-19-13 0-30 8-30 35 0 28 24 49 59 49 57 0 115-51 130-115 18-70 36-141 53-212z">
                <text:p/>
              </draw:path>
            </draw:g>
          </draw:g>
          <draw:g>
            <svg:title>TexMaths</svg:title>
            <svg:desc>16§latex§$x$§svg§600§TRUE§</svg:desc>
            <draw:g>
              <draw:path draw:style-name="gr1" draw:text-style-name="P1" draw:layer="layout" svg:width="0.276cm" svg:height="0.25cm" svg:x="19.782cm" svg:y="7.22cm" svg:viewBox="0 0 277 251" svg:d="M170 78c4-14 16-65 55-65 3 0 15 0 28 6-16 3-27 18-27 30 0 10 7 19 21 19 13 0 30-9 30-31 0-29-33-37-51-37-33 0-52 29-59 43-14-38-44-43-60-43-58 0-89 71-89 86 0 5 4 5 6 5 5 0 6 0 8-7 19-59 56-71 73-71 11 0 30 4 30 36 0 18-9 54-30 132-8 35-27 57-52 57-4 0-16 0-28-6 15-3 26-14 26-30 0-15-11-19-21-19-16 0-30 14-30 31 0 26 29 37 53 37 36 0 57-38 58-43 7 21 26 43 59 43 58 0 90-71 90-86 0-5-5-5-7-5-5 0-6 2-8 7-17 59-55 71-73 71-22 0-30-17-30-36 0-11 3-24 9-48 7-25 13-51 19-76z">
                <text:p/>
              </draw:path>
            </draw:g>
          </draw:g>
        </draw:g>
        <draw:g>
          <draw:custom-shape draw:style-name="gr12" draw:text-style-name="P5" draw:layer="layout" svg:width="5.6cm" svg:height="2.1cm" svg:x="16cm" svg:y="4.913cm">
            <text:p/>
            <draw:enhanced-geometry svg:viewBox="0 0 21600 21600" draw:glue-points="?f6 0 10800 ?f8 ?f11 10800 ?f9 21600 10800 ?f10 ?f5 10800" draw:text-areas="?f3 ?f3 ?f4 ?f4" draw:type="parallelogram" draw:modifiers="8133.2619175147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6" draw:layer="layout" svg:width="5.729cm" svg:height="2.625cm" draw:transform="skewX (0.0347320521146873) rotate (0.802851455917391) translate (14.12cm 5.184cm)">
            <text:p/>
            <draw:enhanced-geometry svg:viewBox="0 0 21600 21600" draw:glue-points="?f6 0 10800 ?f8 ?f11 10800 ?f9 21600 10800 ?f10 ?f5 10800" draw:text-areas="?f3 ?f3 ?f4 ?f4" draw:type="parallelogram" draw:modifiers="9925.2575488454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7" draw:layer="layout" svg:width="1.85cm" svg:height="3.85cm" svg:x="14.1cm" svg:y="3.163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16§latex§$$
\vec{r}_{\rho_{\hat{n}}}
$$§svg§600§TRUE§</svg:desc>
            <draw:g>
              <draw:path draw:style-name="gr1" draw:text-style-name="P1" draw:layer="layout" svg:width="0.246cm" svg:height="0.109cm" svg:x="11.741cm" svg:y="4.323cm" svg:viewBox="0 0 247 110" svg:d="M198 67c-6 6-26 22-26 32 0 6 7 11 12 11 4 0 8-3 11-6 6-8 19-24 43-37 5-2 9-5 9-11 0-7-3-10-8-11-11-10-17-19-22-32-2-5-3-13-11-13s-11 8-11 11 5 21 12 34c-62 0-125 0-188 0-9 0-19 0-19 11s10 11 19 11c60 0 119 0 179 0z">
                <text:p/>
              </draw:path>
              <draw:path draw:style-name="gr1" draw:text-style-name="P1" draw:layer="layout" svg:width="0.227cm" svg:height="0.253cm" svg:x="11.672cm" svg:y="4.474cm" svg:viewBox="0 0 228 254" svg:d="M34 214c-2 9-5 22-5 24 0 11 8 16 16 16 6 0 17-5 20-16 2-2 21-79 23-88 5-19 14-58 17-73 4-7 19-34 32-45 5-5 21-19 45-19 14 0 22 6 24 6-18 3-29 16-29 30 0 10 6 21 21 21s30-13 30-33c0-19-17-37-46-37-37 0-61 27-72 43-5-25-24-43-51-43-25 0-37 22-41 32-10 19-18 53-18 54 0 6 6 6 8 6 5 0 5-1 10-12 9-40 20-67 39-67 10 0 18 5 18 25 0 11-2 18-10 47-10 43-21 86-31 129z">
                <text:p/>
              </draw:path>
              <draw:path draw:style-name="gr1" draw:text-style-name="P1" draw:layer="layout" svg:width="0.199cm" svg:height="0.256cm" svg:x="11.929cm" svg:y="4.632cm" svg:viewBox="0 0 200 257" svg:d="M2 236c-2 6-1 5-2 8 0 10 6 13 13 13 14 0 17-11 21-24 4-21 15-66 19-80 4 5 17 24 44 24 50 0 103-53 103-110 0-41-28-67-63-67-38 0-84 35-99 89-12 49-24 98-36 147zM96 166c-29 0-37-29-37-34 0-1 2-9 3-14 11-48 15-57 26-75 14-21 33-32 49-32s31 11 31 40c0 18-10 62-23 81-17 27-36 34-49 34z">
                <text:p/>
              </draw:path>
              <draw:path draw:style-name="gr1" draw:text-style-name="P1" draw:layer="layout" svg:width="0.093cm" svg:height="0.045cm" svg:x="12.218cm" svg:y="4.671cm" svg:viewBox="0 0 94 46" svg:d="M46 0c-15 12-31 24-46 37 2 3 4 6 6 9 14-9 27-18 40-27 14 9 28 18 42 27 2-3 4-6 6-9-16-13-32-25-48-37z">
                <text:p/>
              </draw:path>
              <draw:path draw:style-name="gr1" draw:text-style-name="P1" draw:layer="layout" svg:width="0.195cm" svg:height="0.127cm" svg:x="12.167cm" svg:y="4.741cm" svg:viewBox="0 0 196 128" svg:d="M29 97c-2 7-3 13-5 19 0 7 6 12 11 12s10-4 13-10c1-2 5-14 6-22 10-37 7-26 10-39 3-8 24-47 57-47 15 0 21 8 21 20 0 16-13 45-19 61-2 3-3 6-3 11 0 14 14 26 32 26 28 0 44-37 44-45 0-3-4-3-6-3-5 0-5 1-6 6-5 18-18 32-32 32-7 0-8-5-8-11 0-7 1-8 3-15 5-11 17-43 17-59 0-20-14-33-41-33-26 0-43 16-53 29-1-24-24-29-33-29-29 0-25 29-37 43 0 5 5 5 6 5 5 0 5-2 7-5 5-17 11-33 22-33 10 0 11 9 11 16 0 3-3 14-5 20-1 8-4 19-6 26-2 8-4 17-6 25z">
                <text:p/>
              </draw:path>
            </draw:g>
          </draw:g>
          <draw:custom-shape draw:style-name="gr2" draw:text-style-name="P2" draw:layer="layout" svg:width="3.75cm" svg:height="1cm" svg:x="14.1cm" svg:y="6.5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3.75cm" svg:height="7.75cm" svg:x="14.1cm" svg:y="3.1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cm" svg:height="7.75cm" svg:x="15.46cm" svg:y="3.1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3" draw:layer="layout" svg:x1="13.7cm" svg:y1="7.013cm" svg:x2="20.45cm" svg:y2="7.013cm">
            <text:p/>
          </draw:line>
          <draw:line draw:style-name="gr8" draw:text-style-name="P3" draw:layer="layout" svg:x1="15.968cm" svg:y1="8.588cm" svg:x2="15.968cm" svg:y2="1.838cm">
            <text:p/>
          </draw:line>
          <draw:line draw:style-name="gr8" draw:text-style-name="P3" draw:layer="layout" svg:x1="15.182cm" svg:y1="7.804cm" svg:x2="18.353cm" svg:y2="4.633cm">
            <text:p/>
          </draw:line>
          <draw:custom-shape draw:style-name="gr9" draw:text-style-name="P3" draw:layer="layout" svg:width="2.63cm" svg:height="0.7cm" svg:x="14.661cm" svg:y="3.9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3" draw:layer="layout" svg:x1="15.95cm" svg:y1="7.013cm" svg:x2="15.2cm" svg:y2="4.593cm">
            <text:p/>
          </draw:line>
          <draw:line draw:style-name="gr11" draw:text-style-name="P3" draw:layer="layout" svg:x1="15.35cm" svg:y1="5.013cm" svg:x2="11.6cm" svg:y2="5.013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10-28T23:24:27.535491910</dc:date>
    <meta:editing-duration>PT2H9M20S</meta:editing-duration>
    <meta:editing-cycles>28</meta:editing-cycles>
    <meta:generator>LibreOffice/7.3.7.2$Linux_X86_64 LibreOffice_project/30$Build-2</meta:generator>
    <meta:document-statistic meta:object-count="66"/>
  </office:meta>
</office:document-meta>
</file>